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4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54cm" svg:x="7.73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09cm" svg:height="1.673cm" svg:x="7.985cm" svg:y="3.032cm">
          <draw:text-box>
            <text:p text:style-name="P2"><text:span text:style-name="T1">Store Manager</text:span></text:p>
            <text:p text:style-name="P2"><text:span text:style-name="T2">-name</text:span></text:p>
          </draw:text-box>
        </draw:frame>
        <draw:line draw:style-name="gr3" draw:text-style-name="P1" draw:layer="layout" svg:x1="10.017cm" svg:y1="5.572cm" svg:x2="5.953cm" svg:y2="9.128cm">
          <text:p/>
        </draw:line>
        <draw:frame draw:style-name="gr4" draw:layer="layout" svg:width="6.096cm" svg:height="1.673cm" svg:x="2.651cm" svg:y="6.461cm">
          <draw:text-box>
            <text:p>“Put more stuff on the shelf.” </text:p>
          </draw:text-box>
        </draw:frame>
        <draw:custom-shape draw:style-name="gr1" draw:text-style-name="P1" draw:layer="layout" svg:width="4.572cm" svg:height="2.286cm" svg:x="3.5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683cm" svg:height="1.673cm" svg:x="4.048cm" svg:y="9.382cm">
          <draw:text-box>
            <text:p><text:span text:style-name="T1">Floor Staff</text:span></text:p>
            <text:p><text:span text:style-name="T2">-shelf</text:span></text:p>
          </draw:text-box>
        </draw:frame>
        <draw:line draw:style-name="gr3" draw:text-style-name="P1" draw:layer="layout" svg:x1="8.112cm" svg:y1="10.525cm" svg:x2="12.938cm" svg:y2="10.525cm">
          <text:p/>
        </draw:line>
        <draw:custom-shape draw:style-name="gr1" draw:text-style-name="P1" draw:layer="layout" svg:width="5.969cm" svg:height="2.413cm" svg:x="12.811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cm" svg:height="1.673cm" svg:x="14.023cm" svg:y="9.255cm">
          <draw:text-box>
            <text:p><text:span text:style-name="T1">Inventory</text:span></text:p>
            <text:p><text:span text:style-name="T2">-suppliers</text:span></text:p>
          </draw:text-box>
        </draw:frame>
        <draw:frame draw:style-name="gr4" draw:layer="layout" svg:width="6.096cm" svg:height="1.673cm" svg:x="4.175cm" svg:y="1.359cm">
          <draw:text-box>
            <text:p>“We need to sell more stuff.” </text:p>
          </draw:text-box>
        </draw:frame>
        <draw:line draw:style-name="gr3" draw:text-style-name="P1" draw:layer="layout" svg:x1="10.398cm" svg:y1="1cm" svg:x2="10.398cm" svg:y2="2.778cm">
          <text:p/>
        </draw:line>
        <draw:line draw:style-name="gr7" draw:text-style-name="P1" draw:layer="layout" svg:x1="11.16cm" svg:y1="5.699cm" svg:x2="15.732cm" svg:y2="9.128cm">
          <text:p/>
        </draw:line>
        <draw:frame draw:style-name="gr8" draw:layer="layout" svg:width="5.714cm" svg:height="0.962cm" svg:x="13.574cm" svg:y="6.207cm">
          <draw:text-box>
            <text:p>“Order more stuff.”</text:p>
          </draw:text-box>
        </draw:frame>
        <draw:frame draw:style-name="gr9" draw:layer="layout" svg:width="3.81cm" svg:height="1.778cm" svg:x="8.493cm" svg:y="8.62cm">
          <draw:text-box>
            <text:p>“Do we have stuff?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Sahabu</meta:initial-creator>
    <meta:creation-date>2014-05-15T15:02:27</meta:creation-date>
    <dc:date>2014-05-15T16:23:31</dc:date>
    <dc:creator>Preston Sahabu</dc:creator>
    <meta:editing-duration>PT2M43S</meta:editing-duration>
    <meta:editing-cycles>2</meta:editing-cycles>
    <meta:generator>LibreOffice/3.6$Linux_X86_64 LibreOffice_project/360m1$Build-2</meta:generator>
    <meta:document-statistic meta:object-count="14"/>
  </office:meta>
</office:document-meta>
</file>